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ddressee">
      <style:text-properties officeooo:rsid="000f6ac0" officeooo:paragraph-rsid="000f6ac0"/>
    </style:style>
    <style:style style:name="P2" style:family="paragraph" style:parent-style-name="Addressee">
      <style:text-properties officeooo:rsid="00129e36" officeooo:paragraph-rsid="00129e36"/>
    </style:style>
    <style:style style:name="P3" style:family="paragraph" style:parent-style-name="Text_20_body">
      <style:text-properties officeooo:rsid="000e4514" officeooo:paragraph-rsid="000e4514"/>
    </style:style>
    <style:style style:name="P4" style:family="paragraph" style:parent-style-name="Text_20_body">
      <style:text-properties officeooo:paragraph-rsid="000e4514"/>
    </style:style>
    <style:style style:name="P5" style:family="paragraph" style:parent-style-name="Title">
      <style:text-properties officeooo:rsid="000e4514" officeooo:paragraph-rsid="000e4514"/>
    </style:style>
    <style:style style:name="T1" style:family="text">
      <style:text-properties officeooo:rsid="000e4514"/>
    </style:style>
    <style:style style:name="T2" style:family="text">
      <style:text-properties officeooo:rsid="000f6ac0"/>
    </style:style>
    <style:style style:name="T3" style:family="text">
      <style:text-properties officeooo:rsid="00129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alling/<text:span text:style-name="T2">Upgrading</text:span> Node JS in Ubuntu</text:p>
      <text:p text:style-name="P4"><text:span text:style-name="T1">Source: </text:span><text:a xlink:type="simple" xlink:href="https://phoenixnap.com/kb/update-node-js-version" text:style-name="Internet_20_link" text:visited-style-name="Visited_20_Internet_20_Link"><text:span text:style-name="T1">https://phoenixnap.com/kb/update-node-js-version</text:span></text:a></text:p>
      <text:p text:style-name="P3">The method I used: # 2 Update Node.js with NPM</text:p>
      <text:p text:style-name="P3">It says to clear the NPM cache by using</text:p>
      <text:p text:style-name="Code">npm cache clean -f</text:p>
      <text:p text:style-name="P1">But since npm v5 it doesn’t require it as it will fix errors and corruptions automatically. To be able to do it one has to -force it which I don’t agree with. The process works regardless of the first step or lack of it.</text:p>
      <text:p text:style-name="P2">Instead, just install node version manager, the ‘n’ complement</text:p>
      <text:p text:style-name="Code">npm install -g n </text:p>
      <text:p text:style-name="P2">and with it installed download the lastest stable version of nodejs</text:p>
      <text:p text:style-name="Code">sudo n stabl<text:span text:style-name="T3">e</text:span></text:p>
      <text:p text:style-name="Addresse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de" style:family="paragraph" style:parent-style-name="Text_20_body" style:auto-update="true" style:class="text" style:master-page-name="">
      <loext:graphic-properties draw:fill="none" draw:fill-color="#ffffff"/>
      <style:paragraph-properties fo:margin-left="0in" fo:margin-right="0in" fo:text-align="start" style:justify-single-word="false" fo:text-indent="0in" style:auto-text-indent="true" style:page-number="auto" fo:background-color="transparent" fo:padding="0.0201in" fo:border="0.31pt solid #ffffff">
        <style:tab-stops/>
      </style:paragraph-properties>
      <style:text-properties style:font-name="FreeMono" fo:font-family="FreeMono" style:font-style-name="Regular" style:font-family-generic="modern" style:font-pitch="fixed" fo:font-size="14pt" fo:font-weight="normal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briel Rengifo</meta:initial-creator>
    <meta:creation-date>2021-11-20T13:01:43.971943563</meta:creation-date>
    <dc:date>2021-11-20T13:38:52.405092229</dc:date>
    <dc:creator>Gabriel Rengifo</dc:creator>
    <meta:editing-duration>PT5M57S</meta:editing-duration>
    <meta:editing-cycles>1</meta:editing-cycles>
    <meta:document-statistic meta:table-count="0" meta:image-count="0" meta:object-count="0" meta:page-count="1" meta:paragraph-count="10" meta:word-count="101" meta:character-count="576" meta:non-whitespace-character-count="484"/>
    <meta:generator>LibreOffice/6.4.7.2$Linux_X86_64 LibreOffice_project/40$Build-2</meta:generator>
  </office:meta>
</office:document-meta>
</file>